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8pt" fo:font-weight="bold" officeooo:rsid="000eb2af" officeooo:paragraph-rsid="000eb2a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weight="bold" officeooo:rsid="000eb2af" officeooo:paragraph-rsid="000eb2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eb2af"/>
    </style:style>
    <style:style style:name="P4" style:family="paragraph" style:parent-style-name="Standard">
      <style:paragraph-properties fo:margin-top="0cm" fo:margin-bottom="0.499cm" loext:contextual-spacing="false" fo:text-align="start" style:justify-single-word="false"/>
      <style:text-properties style:text-position="0% 100%" fo:font-size="12pt" fo:font-weight="bold" officeooo:rsid="000eb2af" officeooo:paragraph-rsid="000eb2af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000001907349pt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text-position="0% 100%" fo:font-size="11.3000001907349pt" fo:font-weight="bold" officeooo:rsid="000f915a" officeooo:paragraph-rsid="000f915a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fo:color="#000000"/>
    </style:style>
    <style:style style:name="P8" style:family="paragraph" style:parent-style-name="Preformatted_20_Text">
      <style:text-properties fo:color="#000000" style:font-name="DejaVu Sans Mono" fo:font-size="11.300000190734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43" fo:font-weight="bold"/>
    </style:style>
    <style:style style:name="T3" style:family="text">
      <style:text-properties fo:color="#000043" style:font-name="DejaVu Sans Mono" fo:font-size="11.3000001907349pt" fo:font-weight="bold"/>
    </style:style>
    <style:style style:name="T4" style:family="text">
      <style:text-properties fo:color="#000043" style:font-name="DejaVu Sans Mono" fo:font-size="11.3000001907349pt" fo:font-weight="bold" style:font-weight-asian="normal" style:font-weight-complex="normal"/>
    </style:style>
    <style:style style:name="T5" style:family="text">
      <style:text-properties fo:color="#000043" style:font-name="DejaVu Sans Mono" style:font-weight-asian="normal" style:font-weight-complex="normal"/>
    </style:style>
    <style:style style:name="T6" style:family="text">
      <style:text-properties fo:color="#000043" style:font-weight-asian="normal" style:font-weight-complex="normal"/>
    </style:style>
    <style:style style:name="T7" style:family="text">
      <style:text-properties style:font-name="DejaVu Sans Mono" fo:font-size="11.3000001907349pt"/>
    </style:style>
    <style:style style:name="T8" style:family="text">
      <style:text-properties fo:color="#660e7a" style:font-name="DejaVu Sans Mono" fo:font-size="11.3000001907349pt" fo:font-weight="bold"/>
    </style:style>
    <style:style style:name="T9" style:family="text">
      <style:text-properties fo:color="#660e7a" style:font-name="DejaVu Sans Mono" fo:font-size="11.3000001907349pt" fo:font-style="italic" fo:font-weight="bold"/>
    </style:style>
    <style:style style:name="T10" style:family="text">
      <style:text-properties fo:color="#660e7a" style:font-name="DejaVu Sans Mono" fo:font-style="italic" style:font-weight-asian="normal" style:font-weight-complex="normal"/>
    </style:style>
    <style:style style:name="T11" style:family="text">
      <style:text-properties fo:color="#660e7a" fo:font-style="italic" style:font-weight-asian="normal" style:font-weight-complex="normal"/>
    </style:style>
    <style:style style:name="T12" style:family="text">
      <style:text-properties fo:color="#008000" style:font-name="DejaVu Sans Mono" fo:font-size="11.3000001907349pt" fo:font-weight="bold"/>
    </style:style>
    <style:style style:name="T13" style:family="text">
      <style:text-properties fo:color="#000000" style:font-name="DejaVu Sans Mono" fo:font-size="11.3000001907349pt" fo:font-weight="normal" style:font-weight-asian="normal" style:font-weight-complex="normal"/>
    </style:style>
    <style:style style:name="T14" style:family="text">
      <style:text-properties fo:color="#000000" style:font-name="DejaVu Sans Mono" fo:font-weight="normal" style:font-weight-asian="normal" style:font-weight-complex="normal"/>
    </style:style>
    <style:style style:name="T15" style:family="text">
      <style:text-properties fo:color="#000000" style:font-name="DejaVu Sans Mono" fo:font-size="12pt" fo:font-weight="normal" style:font-weight-asian="normal" style:font-weight-complex="normal"/>
    </style:style>
    <style:style style:name="T16" style:family="text">
      <style:text-properties style:text-position="0% 100%" fo:font-weight="normal" officeooo:rsid="000eb2af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pps on Grails</text:p>
      <text:p text:style-name="P2">Step 1 : <text:span text:style-name="T1">Run Following Command :</text:span></text:p>
      <text:p text:style-name="P2"><text:span text:style-name="T1"><text:tab/>grails create-app app_name</text:span></text:p>
      <text:p text:style-name="P2"><text:span text:style-name="T1"><text:tab/>cd app_name</text:span></text:p>
      <text:p text:style-name="P2"><text:span text:style-name="T1"><text:tab/></text:span><text:bookmark-start text:name="__DdeLink__1_152466891"/><text:span text:style-name="T1">grails run-app</text:span><text:bookmark-end text:name="__DdeLink__1_152466891"/></text:p>
      <text:p text:style-name="P2">Step 2 : <text:span text:style-name="T1">Create Domain Class under a package</text:span></text:p>
      <text:p text:style-name="P3"><text:span text:style-name="T16"><text:tab/></text:span><text:span text:style-name="T4">package </text:span><text:span text:style-name="T13">com.firstApp</text:span></text:p>
      <text:p text:style-name="P8"><text:span text:style-name="T2"><text:tab/>class </text:span>User {</text:p>
      <text:p text:style-name="P7"><text:tab/> <text:s text:c="3"/><text:span text:style-name="T7">String </text:span><text:span text:style-name="T8">username</text:span><text:span text:style-name="T7">;</text:span></text:p>
      <text:p text:style-name="P7"><text:tab/> <text:s text:c="3"/><text:span text:style-name="T7">String </text:span><text:span text:style-name="T8">password</text:span><text:span text:style-name="T7">;</text:span></text:p>
      <text:p text:style-name="P7"><text:tab/> <text:s text:c="3"/><text:span text:style-name="T7">String </text:span><text:span text:style-name="T8">email</text:span><text:span text:style-name="T7">;</text:span></text:p>
      <text:p text:style-name="P7"><text:tab/> <text:s text:c="3"/><text:span text:style-name="T3">static </text:span><text:span text:style-name="T9">constraints </text:span><text:span text:style-name="T7">= {</text:span></text:p>
      <text:p text:style-name="P7"><text:tab/> <text:s text:c="7"/><text:span text:style-name="T7">email </text:span><text:span text:style-name="T12">email</text:span><text:span text:style-name="T7">: </text:span><text:span text:style-name="T3">true</text:span><text:span text:style-name="T7">;</text:span></text:p>
      <text:p text:style-name="P7"><text:tab/> <text:s text:c="3"/><text:span text:style-name="T7">}</text:span></text:p>
      <text:p text:style-name="P5"><text:tab/>}</text:p>
      <text:p text:style-name="P4">Step 3 : <text:span text:style-name="T1">Generate Controller</text:span></text:p>
      <text:p text:style-name="P4"><text:span text:style-name="T1">grails generate-controller com.firstApp.User</text:span></text:p>
      <text:p text:style-name="P6"><text:span text:style-name="T5">static </text:span><text:span text:style-name="T10">scaffold </text:span><text:span text:style-name="T14">= </text:span><text:span text:style-name="T5">true</text:span><text:span text:style-name="T14">;</text:span><text:span text:style-name="T15"> // Write in UserController class</text:span></text:p>
      <text:p text:style-name="P4">Step 4 :<text:span text:style-name="T1"> Generate View</text:span></text:p>
      <text:p text:style-name="P4"><text:span text:style-name="T1">grails generate-view com.firstApp.User</text:span></text:p>
      <text:p text:style-name="P4">Step 5 :<text:span text:style-name="T1"> Run App</text:span></text:p>
      <text:p text:style-name="P4"><text:span text:style-name="T1">grails run-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7:14:27.237313004</meta:creation-date>
    <dc:date>2017-05-11T17:26:04.739797075</dc:date>
    <meta:editing-duration>PT11M3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79" meta:character-count="525" meta:non-whitespace-character-count="428"/>
  </office:meta>
</office:document-meta>
</file>